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431a" officeooo:paragraph-rsid="0003431a"/>
    </style:style>
    <style:style style:name="P2" style:family="paragraph" style:parent-style-name="Standard">
      <style:text-properties officeooo:rsid="0003b81d" officeooo:paragraph-rsid="0003b81d"/>
    </style:style>
    <style:style style:name="P3" style:family="paragraph" style:parent-style-name="Standard">
      <style:text-properties officeooo:rsid="0003b81d" officeooo:paragraph-rsid="0005a509"/>
    </style:style>
    <style:style style:name="P4" style:family="paragraph" style:parent-style-name="Standard">
      <style:text-properties officeooo:rsid="0003b81d" officeooo:paragraph-rsid="0005d572"/>
    </style:style>
    <style:style style:name="P5" style:family="paragraph" style:parent-style-name="Standard">
      <style:text-properties officeooo:rsid="0003b81d" officeooo:paragraph-rsid="000e0632"/>
    </style:style>
    <style:style style:name="P6" style:family="paragraph" style:parent-style-name="Standard">
      <style:text-properties officeooo:rsid="00075233" officeooo:paragraph-rsid="00075233"/>
    </style:style>
    <style:style style:name="P7" style:family="paragraph" style:parent-style-name="Standard">
      <style:text-properties officeooo:rsid="00075233" officeooo:paragraph-rsid="000b8dba"/>
    </style:style>
    <style:style style:name="P8" style:family="paragraph" style:parent-style-name="Standard">
      <style:text-properties officeooo:rsid="000f5c88" officeooo:paragraph-rsid="000f5c88"/>
    </style:style>
    <style:style style:name="P9" style:family="paragraph" style:parent-style-name="Standard">
      <style:text-properties officeooo:rsid="001131c3" officeooo:paragraph-rsid="001131c3"/>
    </style:style>
    <style:style style:name="P10" style:family="paragraph" style:parent-style-name="Standard">
      <style:text-properties officeooo:rsid="0012dc17" officeooo:paragraph-rsid="0012dc17"/>
    </style:style>
    <style:style style:name="P11" style:family="paragraph" style:parent-style-name="Standard">
      <style:text-properties officeooo:rsid="00159db6" officeooo:paragraph-rsid="00159db6"/>
    </style:style>
    <style:style style:name="P12" style:family="paragraph" style:parent-style-name="Standard">
      <style:paragraph-properties fo:break-before="page"/>
      <style:text-properties officeooo:rsid="000f5c88" officeooo:paragraph-rsid="000f5c88"/>
    </style:style>
    <style:style style:name="T1" style:family="text">
      <style:text-properties officeooo:rsid="0005a509"/>
    </style:style>
    <style:style style:name="T2" style:family="text">
      <style:text-properties officeooo:rsid="00075233"/>
    </style:style>
    <style:style style:name="T3" style:family="text">
      <style:text-properties officeooo:rsid="000933c0"/>
    </style:style>
    <style:style style:name="T4" style:family="text">
      <style:text-properties officeooo:rsid="000a48b2"/>
    </style:style>
    <style:style style:name="T5" style:family="text">
      <style:text-properties officeooo:rsid="000b8dba"/>
    </style:style>
    <style:style style:name="T6" style:family="text">
      <style:text-properties officeooo:rsid="000c7745"/>
    </style:style>
    <style:style style:name="T7" style:family="text">
      <style:text-properties officeooo:rsid="000e0632"/>
    </style:style>
    <style:style style:name="T8" style:family="text">
      <style:text-properties officeooo:rsid="000e3598"/>
    </style:style>
    <style:style style:name="T9" style:family="text">
      <style:text-properties officeooo:rsid="00136c14"/>
    </style:style>
    <style:style style:name="T10" style:family="text">
      <style:text-properties officeooo:rsid="0014b7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ideAndConquer( deposito: Deposito, v: vértice, <text:span text:style-name="T4">&amp;cfc : arreglo de enteros</text:span>)</text:p>
      <text:p text:style-name="P1">VAR subdepositos[] : Deposito</text:p>
      <text:p text:style-name="P1">VAR tamA, tamB : entero</text:p>
      <text:p text:style-name="P1">VAR contador, id : entero</text:p>
      <text:p text:style-name="P1"/>
      <text:p text:style-name="P2">PROCEDIMIENTO</text:p>
      <text:p text:style-name="P2"><text:tab/>contador=0;</text:p>
      <text:p text:style-name="P2"><text:tab/>DFS_directo(v, tamA, tamB)</text:p>
      <text:p text:style-name="P2"><text:tab/>subespacio[1]=crearDeposito(tamA)</text:p>
      <text:p text:style-name="P2"><text:tab/>subespacio[2]=crearDeposito(tamB)</text:p>
      <text:p text:style-name="P2"><text:tab/><text:span text:style-name="T1">Dividir(deposito, subdepositos)</text:span></text:p>
      <text:p text:style-name="P2"><text:tab/><text:span text:style-name="T1">DFS_inverso(v, subdeposito[1])</text:span></text:p>
      <text:p text:style-name="P2"/>
      <text:p text:style-name="P2"><text:tab/><text:span text:style-name="T1">Para cada v que pertenece a subdeposito[1]</text:span></text:p>
      <text:p text:style-name="P2"><text:tab/><text:tab/><text:span text:style-name="T1">Si marca(v) es igual a 2</text:span></text:p>
      <text:p text:style-name="P2"><text:tab/><text:tab/><text:tab/><text:span text:style-name="T1">Si contador es igual a 0</text:span></text:p>
      <text:p text:style-name="P4"><text:tab/><text:tab/><text:tab/><text:tab/><text:span text:style-name="T1">id=posicion(v) </text:span></text:p>
      <text:p text:style-name="P4"><text:span text:style-name="T1"><text:tab/><text:tab/><text:tab/><text:tab/>/*Asignamos como id de la CFC identificada a la posición que ocupa <text:tab/><text:tab/><text:tab/><text:tab/>el primer vértice que encontramos con marca 2 en este recorrido.</text:span></text:p>
      <text:p text:style-name="P3"><text:span text:style-name="T1"><text:tab/><text:tab/><text:tab/><text:tab/>La posición es una propiedad que retorna la posición que ocupa el <text:tab/><text:tab/><text:tab/><text:tab/>vértice en el deposito primero*/</text:span></text:p>
      <text:p text:style-name="P3"><text:tab/><text:tab/><text:tab/><text:span text:style-name="T2">Fin Si</text:span></text:p>
      <text:p text:style-name="P6"><text:tab/><text:tab/><text:tab/>Inc(contador) /*Se incrementa en uno el valor de contador*/</text:p>
      <text:p text:style-name="P6"><text:tab/><text:tab/><text:tab/><text:span text:style-name="T3">cfc(posicion(v))=id</text:span></text:p>
      <text:p text:style-name="P6"><text:tab/><text:tab/><text:tab/><text:span text:style-name="T3">removerVertice(subDeposito[1], v)</text:span></text:p>
      <text:p text:style-name="P6"><text:tab/><text:tab/><text:span text:style-name="T3">Fin Si</text:span></text:p>
      <text:p text:style-name="P6"><text:tab/><text:span text:style-name="T3">Fin Para</text:span></text:p>
      <text:p text:style-name="P6"/>
      <text:p text:style-name="P6"><text:tab/><text:span text:style-name="T5">Para cada v que pertenece a subdeposito[1] inicializar v como no marcado</text:span></text:p>
      <text:p text:style-name="P7"><text:tab/><text:span text:style-name="T5">Para cada v que pertenece a subdeposito[2] inicializar v como no marcado</text:span></text:p>
      <text:p text:style-name="P2"/>
      <text:p text:style-name="P2"><text:tab/><text:span text:style-name="T6">Si subdeposito[1] no es vacio</text:span></text:p>
      <text:p text:style-name="P2"><text:tab/><text:tab/><text:span text:style-name="T6">DivideAndConquer(subdeposito[1], primero(subdeposito[1]), cfc)</text:span></text:p>
      <text:p text:style-name="P2"><text:tab/><text:tab/>/*<text:span text:style-name="T6">primero retorna el primer vértice del depósito</text:span>*/</text:p>
      <text:p text:style-name="P2"><text:tab/><text:span text:style-name="T7">Fin Si</text:span></text:p>
      <text:p text:style-name="P2"/>
      <text:p text:style-name="P5"><text:tab/><text:span text:style-name="T6">Si subdeposito[2] no es vacio</text:span></text:p>
      <text:p text:style-name="P5"><text:tab/><text:tab/><text:span text:style-name="T6">DivideAndConquer(subdeposito[2], primero(subdeposito[2]), cfc)</text:span></text:p>
      <text:p text:style-name="P5"><text:tab/><text:tab/>/*<text:span text:style-name="T6">primero retorna el primer vértice del depósito</text:span>*/</text:p>
      <text:p text:style-name="P5"><text:tab/><text:span text:style-name="T7">Fin Si</text:span></text:p>
      <text:p text:style-name="P2"/>
      <text:p text:style-name="P2"><text:tab/><text:span text:style-name="T8">Retornar</text:span></text:p>
      <text:p text:style-name="P2">FIN</text:p>
      <text:p text:style-name="P12">DFS_directo(v : Vértice, &amp;tamA : entero, &amp;tamB : entero)</text:p>
      <text:p text:style-name="P8">PROCEDIMIENTO</text:p>
      <text:p text:style-name="P8"><text:tab/>IncMarca(v) /*Incrementa en uno el valor de marca del vértice*/</text:p>
      <text:p text:style-name="P8"><text:tab/>Para cada w adyacente a v</text:p>
      <text:p text:style-name="P8"><text:tab/><text:tab/>Si marca(w) es igual a 0</text:p>
      <text:p text:style-name="P8"><text:tab/><text:tab/><text:tab/>DFS_directo(w)</text:p>
      <text:p text:style-name="P8"><text:tab/><text:tab/><text:tab/>Inc(tamA)</text:p>
      <text:p text:style-name="P8"><text:tab/><text:tab/>Sino </text:p>
      <text:p text:style-name="P8"><text:tab/><text:tab/><text:tab/>Inc(tamB)</text:p>
      <text:p text:style-name="P8"><text:tab/><text:tab/>Fin Si</text:p>
      <text:p text:style-name="P8"><text:tab/>Fin Para<text:tab/><text:tab/></text:p>
      <text:p text:style-name="P8">FIN</text:p>
      <text:p text:style-name="P8"/>
      <text:p text:style-name="P9">Dividir(deposito : <text:s/>Deposito, &amp;subdeposito[] : deposito)</text:p>
      <text:p text:style-name="P9">VAR Lreferencias : Lista de Referencias</text:p>
      <text:p text:style-name="P9">VAR intRef : entero</text:p>
      <text:p text:style-name="P9"/>
      <text:p text:style-name="P9">PROCEDIMIENTO</text:p>
      <text:p text:style-name="P9"><text:tab/>Para cada w que pertenece a deposito</text:p>
      <text:p text:style-name="P9"><text:tab/><text:tab/>Lreferencias = referencias(deposito, w)</text:p>
      <text:p text:style-name="P9"><text:tab/><text:tab/>Si marca(w) es igual a 1</text:p>
      <text:p text:style-name="P9"><text:tab/><text:tab/><text:tab/>intRef=1</text:p>
      <text:p text:style-name="P9"><text:tab/><text:tab/>Sino</text:p>
      <text:p text:style-name="P9"><text:tab/><text:tab/><text:tab/>intRef=0</text:p>
      <text:p text:style-name="P9"><text:tab/><text:tab/>Fin Si</text:p>
      <text:p text:style-name="P9"><text:tab/><text:tab/>agregarReferencias(w, Lreferencias, intRef, subdeposito[intRef])</text:p>
      <text:p text:style-name="P9"><text:tab/>Fin Para</text:p>
      <text:p text:style-name="P9">FIN</text:p>
      <text:p text:style-name="P9"/>
      <text:p text:style-name="P10">agregarReferencias(v : Vértice, Leferencias : Lista de Referencias, numRef : entero, subdeposito : Deposito)</text:p>
      <text:p text:style-name="P10"/>
      <text:p text:style-name="P10">PROCEDIMIENTO</text:p>
      <text:p text:style-name="P10"><text:tab/>Recorrer Lreferencias iterando con l</text:p>
      <text:p text:style-name="P10"><text:tab/><text:tab/>Si marca(l) es igual numRef</text:p>
      <text:p text:style-name="P10"><text:tab/><text:tab/><text:tab/><text:span text:style-name="T9">agregarReferencia(subdeposito, v, l)</text:span></text:p>
      <text:p text:style-name="P10"><text:tab/><text:tab/><text:span text:style-name="T9">Fin Si</text:span></text:p>
      <text:p text:style-name="P10"><text:tab/><text:span text:style-name="T10">Fin Recorrida</text:span></text:p>
      <text:p text:style-name="P10">FIN</text:p>
      <text:p text:style-name="P10"/>
      <text:p text:style-name="P11">DFS_inversa(v : Vértice, subdeposito : Deposito)</text:p>
      <text:p text:style-name="P11">PROCEDIMIENTO</text:p>
      <text:p text:style-name="P11"><text:tab/>IncMarca(v)</text:p>
      <text:p text:style-name="P11"><text:tab/>Para cada w con adyacencia a v</text:p>
      <text:p text:style-name="P11"><text:soft-page-break/><text:tab/><text:tab/>Si marca(w) es igual a 1</text:p>
      <text:p text:style-name="P11"><text:tab/><text:tab/><text:tab/>DFS_inversa(w)</text:p>
      <text:p text:style-name="P11"><text:tab/><text:tab/>Fin Si</text:p>
      <text:p text:style-name="P11"><text:tab/>Fin Para</text:p>
      <text:p text:style-name="P1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1:42:48.081639820</meta:creation-date>
    <dc:date>2015-10-11T22:11:21.215828273</dc:date>
    <meta:editing-duration>PT28M24S</meta:editing-duration>
    <meta:editing-cycles>19</meta:editing-cycles>
    <meta:generator>LibreOffice/5.0.1.2.0$Linux_X86_64 LibreOffice_project/00m0$Build-2</meta:generator>
    <meta:document-statistic meta:table-count="0" meta:image-count="0" meta:object-count="0" meta:page-count="3" meta:paragraph-count="78" meta:word-count="320" meta:character-count="2324" meta:non-whitespace-character-count="1960"/>
  </office:meta>
</office:document-meta>
</file>